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4.1535in"/>
    </style:style>
    <style:style style:name="co3" style:family="table-column">
      <style:table-column-properties fo:break-before="auto" style:column-width="6.6264in"/>
    </style:style>
    <style:style style:name="co4" style:family="table-column">
      <style:table-column-properties fo:break-before="auto" style:column-width="1.2083in"/>
    </style:style>
    <style:style style:name="co5" style:family="table-column">
      <style:table-column-properties fo:break-before="auto" style:column-width="0.91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750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62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3deb3d" style:rotation-align="none"/>
    </style:style>
    <style:style style:name="ce5" style:family="table-cell" style:parent-style-name="Default">
      <style:table-cell-properties fo:background-color="#3deb3d"/>
    </style:style>
    <style:style style:name="ce6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3deb3d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rotation-align="none"/>
    </style:style>
    <style:style style:name="ce10" style:family="table-cell" style:parent-style-name="Default">
      <style:table-cell-properties fo:background-color="#00ff00" fo:border="none" style:rotation-align="none"/>
    </style:style>
    <style:style style:name="ce11" style:family="table-cell" style:parent-style-name="Default">
      <style:table-cell-properties fo:background-color="#ff950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002">
      <style:table-cell-properties style:rotation-align="none"/>
    </style:style>
    <style:style style:name="ce14" style:family="table-cell" style:parent-style-name="Default" style:data-style-name="N5002">
      <style:table-cell-properties fo:background-color="#3deb3d" style:rotation-align="none"/>
    </style:style>
    <style:style style:name="ce15" style:family="table-cell" style:parent-style-name="Default" style:data-style-name="N5002">
      <style:table-cell-properties fo:background-color="#ffff00" style:rotation-align="none"/>
    </style:style>
    <style:style style:name="ce16" style:family="table-cell" style:parent-style-name="Default" style:data-style-name="N5002">
      <style:table-cell-properties fo:background-color="#00ff00" fo:border="none" style:rotation-align="none"/>
    </style:style>
    <style:style style:name="ce17" style:family="table-cell" style:parent-style-name="Default" style:data-style-name="N5002">
      <style:table-cell-properties fo:background-color="#ff950e" style:rotation-align="none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ff00" fo:border="none"/>
    </style:style>
    <style:style style:name="ce21" style:family="table-cell" style:parent-style-name="Default">
      <style:table-cell-properties fo:background-color="#ff950e"/>
    </style:style>
    <style:style style:name="ce22" style:family="table-cell" style:parent-style-name="Default">
      <style:table-cell-properties fo:background-color="#33cc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референции</text:p>
          </table:table-cell>
          <table:table-cell table:style-name="ce12" office:value-type="string">
            <text:p>страници (планирани)</text:p>
          </table:table-cell>
          <table:table-cell table:style-name="ce12" office:value-type="string">
            <text:p>страници в текста</text:p>
          </table:table-cell>
          <table:table-cell table:style-name="ce2" office:value-type="string">
            <text:p>Работа [h]</text:p>
          </table:table-cell>
          <table:table-cell table:style-name="ce2" office:value-type="string">
            <text:p>Дадено за превод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1.1 ОСНОВА, ОПРЕДЕЛЯНЕ НА ОБХВАТА, КОНВЕНЦИИ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-абстракт (predlojenie_dipl_rabota-Obrazetz_v4.doc)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.2 ЦЕЛ И ЗАДАЧИ НА ДИПЛОМНАТА РАБОТА</text:p>
          </table:table-cell>
          <table:table-cell table:style-name="ce3" office:value-type="string">
            <text:p>-predlojenie_dipl_rabota-Obrazetz_v4.doc</text:p>
          </table:table-cell>
          <table:table-cell table:style-name="ce13" office:value-type="float" office:value="1">
            <text:p>1.00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.3 ПОЛЗА ОТ РЕАЛИЗАЦИЯТА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-refs/Atomic Architectural Component Recovery - bible.pdf – Introducti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-refs/Reverse Engineering a Large Component-based Software Product.pdf</text:p>
          </table:table-cell>
          <table:table-cell table:style-name="ce13" office:value-type="float" office:value="3">
            <text:p>3.00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string">
            <text:p>д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.4 СТРУКТУРА НА ДИПЛОМНАТА РАБОТА</text:p>
          </table:table-cell>
          <table:table-cell/>
          <table:table-cell table:style-name="ce13" office:value-type="float" office:value="2">
            <text:p>2.00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>
            <text:p>1.5 ИЗПОЛЗВАНИ СЪКРАЩЕНИЯ И ОЗНАЧЕНИЯ (АКО ИМА ТАКИВА)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-refs/Atomic Architectural Component Recovery - bible.pdf – Terminology</text:p>
          </table:table-cell>
          <table:table-cell table:style-name="ce5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д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 ПОДОБНА РАБОТА (ПРИЛОЖИМА ТЕОРИЯ) </text:p>
          </table:table-cell>
          <table:table-cell table:style-name="ce5"/>
          <table:table-cell table:style-name="ce14"/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<text:a xlink:href="http://www.rigi.csc.uvic.ca/" xlink:type="simple">http://www.rigi.csc.uvic.ca/</text:a></text:p>
          </table:table-cell>
          <table:table-cell table:style-name="ce13" office:value-type="float" office:value="2">
            <text:p>2.00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<text:a xlink:href="https://researcher.ibm.com/researcher/view_project.php?id=469" xlink:type="simple">https://researcher.ibm.com/researcher/view_project.php?id=469</text:a></text:p>
          </table:table-cell>
          <table:table-cell table:style-name="ce13" office:value-type="float" office:value="1">
            <text:p>1.00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>
            <text:p>-refs/ An Orchestrated Multi-view Software Architecture Reconstruction Environment.pdfw</text:p>
          </table:table-cell>
          <table:table-cell table:style-name="ce14" office:value-type="float" office:value="3">
            <text:p>3.00</text:p>
          </table:table-cell>
          <table:table-cell table:style-name="ce18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да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8" office:value-type="string">
            <text:p>-refs/ Workshop on Dynamic Analysis.pdf - Program Analysis: A Hierarchy (1. Introduction)</text:p>
          </table:table-cell>
          <table:table-cell table:style-name="ce15" office:value-type="float" office:value="3">
            <text:p>3.00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>
            <text:p>-refs/Reverse Engineering A Large Component-based Software Product.pdf - 4. Building reverse engineering tools</text:p>
          </table:table-cell>
          <table:table-cell table:style-name="ce14" office:value-type="float" office:value="3">
            <text:p>3.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д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. АНАЛИЗ НА ПРОБЛЕМА </text:p>
          </table:table-cell>
          <table:table-cell/>
          <table:table-cell table:style-name="ce13" office:value-type="float" office:value="5">
            <text:p>5.00</text:p>
          </table:table-cell>
          <table:table-cell/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7" office:value-type="string">
            <text:p>-refs/Issues in Reengineering the Architecture of Evolving Component-Based Software.pdf </text:p>
          </table:table-cell>
          <table:table-cell table:style-name="ce14" office:value-type="float" office:value="3">
            <text:p>3.0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string">
            <text:p>да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string">
            <text:p>-refs/SW Arch Recovery and Modelling - brief.pdf</text:p>
          </table:table-cell>
          <table:table-cell table:style-name="ce15" office:value-type="float" office:value="0.5">
            <text:p>0.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/>
          <table:table-cell table:style-name="ce8" office:value-type="string">
            <text:p>-refs/Towards an Architecture for Refactoring Embedded Software for Ubiquitous Environments - brief.pdf</text:p>
          </table:table-cell>
          <table:table-cell table:style-name="ce15" office:value-type="float" office:value="0.5">
            <text:p>0.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>
            <text:p>-refs/An Environment for Architecture Reconstruction - brief.pdf</text:p>
          </table:table-cell>
          <table:table-cell table:style-name="ce16" office:value-type="float" office:value="0.5">
            <text:p>0.50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4. МОДЕЛ/МЕТОД/ТЕХНОЛОГИИ </text:p>
          </table:table-cell>
          <table:table-cell/>
          <table:table-cell table:style-name="ce13" office:value-type="float" office:value="5">
            <text:p>5.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1" office:value-type="string">
            <text:p>-refs/Atomic Architectural Component Recovery - bible.pdf - Components in the Programming Language C</text:p>
          </table:table-cell>
          <table:table-cell table:style-name="ce17" office:value-type="float" office:value="1">
            <text:p>1.00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. РЕШЕНИЕ</text:p>
          </table:table-cell>
          <table:table-cell/>
          <table:table-cell table:style-name="ce13" office:value-type="float" office:value="7">
            <text:p>7.00</text:p>
          </table:table-cell>
          <table:table-cell/>
          <table:table-cell office:value-type="float" office:value="20">
            <text:p>2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>
            <text:p>6. РЕЗУЛТАТИ, АНАЛИЗ НА РЕЗУЛТАТИТЕ (И ОТ ЕКСПЕРИМЕНТИ И ВЪПРОСНИЦИ, АКО ИМА ТАКИВА), ПРЕПОРЪКИ </text:p>
          </table:table-cell>
          <table:table-cell/>
          <table:table-cell table:style-name="ce13" office:value-type="float" office:value="5">
            <text:p>5.00</text:p>
          </table:table-cell>
          <table:table-cell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7. ЗАКЛЮЧЕНИЕ И БЪДЕЩА РАБОТА </text:p>
          </table:table-cell>
          <table:table-cell/>
          <table:table-cell table:style-name="ce13" table:formula="of:=2.5" office:value-type="float" office:value="2.5">
            <text:p>2.50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-refs/ Workshop on Dynamic Analysis.pdf <text:s/>- General</text:p>
          </table:table-cell>
          <table:table-cell table:style-name="ce13"/>
          <table:table-cell table:number-columns-repeated="1020"/>
        </table:table-row>
        <table:table-row table:style-name="ro2">
          <table:table-cell/>
          <table:table-cell table:style-name="ce1" office:value-type="string">
            <text:p>8. ЛИТЕРАТУРА (ЦИТИРАНИ ПИСМЕНИ И ИНТЕРНЕТ ИЗТОЧНИЦИ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. ПРИЛОЖЕНИЯ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Общо:</text:p>
          </table:table-cell>
          <table:table-cell/>
          <table:table-cell table:style-name="ce13" table:formula="of:=SUM([.D3:.D30])" office:value-type="float" office:value="61">
            <text:p>61.00</text:p>
          </table:table-cell>
          <table:table-cell/>
          <table:table-cell table:style-name="ce13" table:formula="of:=SUM([.F3:.F30])" office:value-type="float" office:value="118">
            <text:p>118.0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Toc288596230" table:base-cell-address="$Sheet1.$A$1" table:cell-range-address="$Sheet1.$B$6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3-06-27T23:24:08</dc:date>
    <meta:generator>LibreOffice/3.5$Linux_X86_64 LibreOffice_project/350m1$Build-2</meta:generator>
    <dc:creator>mitko </dc:creator>
    <meta:editing-duration>PT1H44M41S</meta:editing-duration>
    <meta:editing-cycles>10</meta:editing-cycles>
    <meta:document-statistic meta:table-count="3" meta:cell-count="9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